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673in"/>
    </style:style>
    <style:style style:name="co3" style:family="table-column">
      <style:table-column-properties fo:break-before="auto" style:column-width="2.26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5">
            <text:p>5</text:p>
          </table:table-cell>
          <table:table-cell office:value-type="string">
            <text:p>magic</text:p>
          </table:table-cell>
          <table:table-cell table:style-name="Default" office:value-type="string">
            <text:p>ma-gic</text:p>
          </table:table-cell>
          <table:table-cell office:value-type="string">
            <text:p>powers, doing something impossible</text:p>
          </table:table-cell>
          <table:table-cell office:value-type="string">
            <text:p>Do you know how to do magic?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wand</text:p>
          </table:table-cell>
          <table:table-cell table:style-name="Default" office:value-type="string">
            <text:p>wand</text:p>
          </table:table-cell>
          <table:table-cell office:value-type="string">
            <text:p>a stick you can use to do magic</text:p>
          </table:table-cell>
          <table:table-cell office:value-type="string">
            <text:p>She waves the wand around.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trick</text:p>
          </table:table-cell>
          <table:table-cell table:style-name="Default" office:value-type="string">
            <text:p>trick</text:p>
          </table:table-cell>
          <table:table-cell office:value-type="string">
            <text:p>something you do to fool people</text:p>
          </table:table-cell>
          <table:table-cell office:value-type="string">
            <text:p>It's not nice to trick people!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rabbit</text:p>
          </table:table-cell>
          <table:table-cell table:style-name="Default" office:value-type="string">
            <text:p>rab-bit</text:p>
          </table:table-cell>
          <table:table-cell office:value-type="string">
            <text:p>a small animal with long ears</text:p>
          </table:table-cell>
          <table:table-cell office:value-type="string">
            <text:p>The rabbit hops to the carrot.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tap</text:p>
          </table:table-cell>
          <table:table-cell table:style-name="Default" office:value-type="string">
            <text:p>tap</text:p>
          </table:table-cell>
          <table:table-cell office:value-type="string">
            <text:p>a small hit</text:p>
          </table:table-cell>
          <table:table-cell office:value-type="string">
            <text:p>He taps the desk to the music.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dea</text:p>
          </table:table-cell>
          <table:table-cell table:style-name="Default" office:value-type="string">
            <text:p>i-de-a</text:p>
          </table:table-cell>
          <table:table-cell office:value-type="string">
            <text:p>to think of something</text:p>
          </table:table-cell>
          <table:table-cell office:value-type="string">
            <text:p>I have a great idea!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detail</text:p>
          </table:table-cell>
          <table:table-cell table:style-name="Default" office:value-type="string">
            <text:p>de-tail</text:p>
          </table:table-cell>
          <table:table-cell office:value-type="string">
            <text:p>thinks you can talk about in a story</text:p>
          </table:table-cell>
          <table:table-cell office:value-type="string">
            <text:p>What are the details of the story?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trong</text:p>
          </table:table-cell>
          <table:table-cell table:style-name="Default" office:value-type="string">
            <text:p>strong</text:p>
          </table:table-cell>
          <table:table-cell office:value-type="string">
            <text:p>able to pick up heavy things</text:p>
          </table:table-cell>
          <table:table-cell office:value-type="string">
            <text:p>The strong person picks up the car!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fur</text:p>
          </table:table-cell>
          <table:table-cell table:style-name="Default" office:value-type="string">
            <text:p>fur</text:p>
          </table:table-cell>
          <table:table-cell office:value-type="string">
            <text:p>animal hair</text:p>
          </table:table-cell>
          <table:table-cell office:value-type="string">
            <text:p>What color is the cat's fur?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stripe</text:p>
          </table:table-cell>
          <table:table-cell table:style-name="Default" office:value-type="string">
            <text:p>stripe</text:p>
          </table:table-cell>
          <table:table-cell office:value-type="string">
            <text:p>a line of color</text:p>
          </table:table-cell>
          <table:table-cell office:value-type="string">
            <text:p>How many stripes are on his shirt?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hide</text:p>
          </table:table-cell>
          <table:table-cell table:style-name="Default" office:value-type="string">
            <text:p>hide</text:p>
          </table:table-cell>
          <table:table-cell office:value-type="string">
            <text:p>to make it so other people can't see you</text:p>
          </table:table-cell>
          <table:table-cell office:value-type="string">
            <text:p>The kids hide from the scary monster.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wild</text:p>
          </table:table-cell>
          <table:table-cell table:style-name="Default" office:value-type="string">
            <text:p>wild</text:p>
          </table:table-cell>
          <table:table-cell office:value-type="string">
            <text:p>when an animal is not in your home or on a farm</text:p>
          </table:table-cell>
          <table:table-cell office:value-type="string">
            <text:p>You shouldn't touch wild animals.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hunt</text:p>
          </table:table-cell>
          <table:table-cell table:style-name="Default" office:value-type="string">
            <text:p>hunt</text:p>
          </table:table-cell>
          <table:table-cell office:value-type="string">
            <text:p>to try to kill something for food</text:p>
          </table:table-cell>
          <table:table-cell office:value-type="string">
            <text:p>They are hunting for food.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oil</text:p>
          </table:table-cell>
          <table:table-cell table:style-name="Default" office:value-type="string">
            <text:p>soil</text:p>
          </table:table-cell>
          <table:table-cell office:value-type="string">
            <text:p>dirt, brown stuff that plants live in</text:p>
          </table:table-cell>
          <table:table-cell office:value-type="string">
            <text:p>She plants the flowers in the soil.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prinkle</text:p>
          </table:table-cell>
          <table:table-cell table:style-name="Default" office:value-type="string">
            <text:p>sprink-le</text:p>
          </table:table-cell>
          <table:table-cell office:value-type="string">
            <text:p>to drop a little bit</text:p>
          </table:table-cell>
          <table:table-cell office:value-type="string">
            <text:p>First sprinkle some water on the seeds.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ug</text:p>
          </table:table-cell>
          <table:table-cell table:style-name="Default" office:value-type="string">
            <text:p>jug</text:p>
          </table:table-cell>
          <table:table-cell office:value-type="string">
            <text:p>a big jar</text:p>
          </table:table-cell>
          <table:table-cell office:value-type="string">
            <text:p>What do you think is inside the jug?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row</text:p>
          </table:table-cell>
          <table:table-cell table:style-name="Default" office:value-type="string">
            <text:p>grow</text:p>
          </table:table-cell>
          <table:table-cell office:value-type="string">
            <text:p>to get bigger</text:p>
          </table:table-cell>
          <table:table-cell office:value-type="string">
            <text:p>What do you want to be when you grow up?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ole</text:p>
          </table:table-cell>
          <table:table-cell table:style-name="Default" office:value-type="string">
            <text:p>hole</text:p>
          </table:table-cell>
          <table:table-cell office:value-type="string">
            <text:p>a part that is missing</text:p>
          </table:table-cell>
          <table:table-cell office:value-type="string">
            <text:p>The kids look into the deep hole.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oose</text:p>
          </table:table-cell>
          <table:table-cell table:style-name="Default" office:value-type="string">
            <text:p>loose</text:p>
          </table:table-cell>
          <table:table-cell office:value-type="string">
            <text:p>not tight, easy to move or easy to take off</text:p>
          </table:table-cell>
          <table:table-cell office:value-type="string">
            <text:p>He pulls out the loose tooth.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ongue</text:p>
          </table:table-cell>
          <table:table-cell table:style-name="Default" office:value-type="string">
            <text:p>tongue</text:p>
          </table:table-cell>
          <table:table-cell office:value-type="string">
            <text:p>the muscle in your mouth</text:p>
          </table:table-cell>
          <table:table-cell office:value-type="string">
            <text:p>Can you talk without a tongue?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iggle</text:p>
          </table:table-cell>
          <table:table-cell table:style-name="Default" office:value-type="string">
            <text:p>wig-gle</text:p>
          </table:table-cell>
          <table:table-cell office:value-type="string">
            <text:p>to move side to side a little bit</text:p>
          </table:table-cell>
          <table:table-cell office:value-type="string">
            <text:p>The cat wiggles its ears.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inger</text:p>
          </table:table-cell>
          <table:table-cell table:style-name="Default" office:value-type="string">
            <text:p>fing-er</text:p>
          </table:table-cell>
          <table:table-cell office:value-type="string">
            <text:p>five things on your hand</text:p>
          </table:table-cell>
          <table:table-cell office:value-type="string">
            <text:p>How many fingers do you have?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hiny</text:p>
          </table:table-cell>
          <table:table-cell table:style-name="Default" office:value-type="string">
            <text:p>shi-ny</text:p>
          </table:table-cell>
          <table:table-cell office:value-type="string">
            <text:p>to have light coming off of it</text:p>
          </table:table-cell>
          <table:table-cell office:value-type="string">
            <text:p>She sees something shiny in the water.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redict</text:p>
          </table:table-cell>
          <table:table-cell table:style-name="Default" office:value-type="string">
            <text:p>pre-dict</text:p>
          </table:table-cell>
          <table:table-cell office:value-type="string">
            <text:p>to think about and guess the future</text:p>
          </table:table-cell>
          <table:table-cell office:value-type="string">
            <text:p>What do you predict will happen?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reepy</text:p>
          </table:table-cell>
          <table:table-cell table:style-name="Default" office:value-type="string">
            <text:p>creep-y</text:p>
          </table:table-cell>
          <table:table-cell office:value-type="string">
            <text:p>scary, makes you feel unhappy</text:p>
          </table:table-cell>
          <table:table-cell office:value-type="string">
            <text:p>The creepy spider climbs on the wall.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eaf</text:p>
          </table:table-cell>
          <table:table-cell table:style-name="Default" office:value-type="string">
            <text:p>leaf</text:p>
          </table:table-cell>
          <table:table-cell office:value-type="string">
            <text:p>a flat green part of a plant (plural: leaves)</text:p>
          </table:table-cell>
          <table:table-cell office:value-type="string">
            <text:p>Leaves fall from the trees.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tem</text:p>
          </table:table-cell>
          <table:table-cell table:style-name="Default" office:value-type="string">
            <text:p>stem</text:p>
          </table:table-cell>
          <table:table-cell office:value-type="string">
            <text:p>a long brown part of a plant</text:p>
          </table:table-cell>
          <table:table-cell office:value-type="string">
            <text:p>What can you see on the stem of the flower?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ting</text:p>
          </table:table-cell>
          <table:table-cell table:style-name="Default" office:value-type="string">
            <text:p>sting</text:p>
          </table:table-cell>
          <table:table-cell office:value-type="string">
            <text:p>to get hurt by a bee or other bug</text:p>
          </table:table-cell>
          <table:table-cell office:value-type="string">
            <text:p>The angry bee gets ready to sting.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harm</text:p>
          </table:table-cell>
          <table:table-cell table:style-name="Default" office:value-type="string">
            <text:p>harm</text:p>
          </table:table-cell>
          <table:table-cell office:value-type="string">
            <text:p>to hurt someone</text:p>
          </table:table-cell>
          <table:table-cell office:value-type="string">
            <text:p>Some bugs are harmful to plants.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isp</text:p>
          </table:table-cell>
          <table:table-cell table:style-name="Default" office:value-type="string">
            <text:p>crisp</text:p>
          </table:table-cell>
          <table:table-cell office:value-type="string">
            <text:p>hard, easy to break</text:p>
          </table:table-cell>
          <table:table-cell office:value-type="string">
            <text:p>He gives me a new, crisp piece of paper.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njoy</text:p>
          </table:table-cell>
          <table:table-cell table:style-name="Default" office:value-type="string">
            <text:p>en-joy</text:p>
          </table:table-cell>
          <table:table-cell office:value-type="string">
            <text:p>to have fun</text:p>
          </table:table-cell>
          <table:table-cell office:value-type="string">
            <text:p>Do you enjoy watching movies?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ticky</text:p>
          </table:table-cell>
          <table:table-cell table:style-name="Default" office:value-type="string">
            <text:p>stick-y</text:p>
          </table:table-cell>
          <table:table-cell office:value-type="string">
            <text:p>to feel like something is glue</text:p>
          </table:table-cell>
          <table:table-cell office:value-type="string">
            <text:p>There is something sticky on the table.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uthor</text:p>
          </table:table-cell>
          <table:table-cell table:style-name="Default" office:value-type="string">
            <text:p>auth-or</text:p>
          </table:table-cell>
          <table:table-cell office:value-type="string">
            <text:p>a person who writes a story</text:p>
          </table:table-cell>
          <table:table-cell office:value-type="string">
            <text:p>Why did the author write this story?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escribe</text:p>
          </table:table-cell>
          <table:table-cell table:style-name="Default" office:value-type="string">
            <text:p>de-scribe</text:p>
          </table:table-cell>
          <table:table-cell office:value-type="string">
            <text:p>to talk about</text:p>
          </table:table-cell>
          <table:table-cell office:value-type="string">
            <text:p>Can you describe the taste of an apple?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mpare</text:p>
          </table:table-cell>
          <table:table-cell table:style-name="Default" office:value-type="string">
            <text:p>com-pare</text:p>
          </table:table-cell>
          <table:table-cell office:value-type="string">
            <text:p>to see how two things are the same</text:p>
          </table:table-cell>
          <table:table-cell office:value-type="string">
            <text:p>How do you compare a movie and a book?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avorite</text:p>
          </table:table-cell>
          <table:table-cell table:style-name="Default" office:value-type="string">
            <text:p>fa-vor-ite</text:p>
          </table:table-cell>
          <table:table-cell office:value-type="string">
            <text:p>the one you like the most</text:p>
          </table:table-cell>
          <table:table-cell office:value-type="string">
            <text:p>My favorite food is pizza.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itcher</text:p>
          </table:table-cell>
          <table:table-cell table:style-name="Default" office:value-type="string">
            <text:p>pitch-er</text:p>
          </table:table-cell>
          <table:table-cell office:value-type="string">
            <text:p>a person who throws a ball in a baseball game</text:p>
          </table:table-cell>
          <table:table-cell office:value-type="string">
            <text:p>The pitcher throws the ball.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loset</text:p>
          </table:table-cell>
          <table:table-cell table:style-name="Default" office:value-type="string">
            <text:p>clos-et</text:p>
          </table:table-cell>
          <table:table-cell office:value-type="string">
            <text:p>a small room where you keep clothes</text:p>
          </table:table-cell>
          <table:table-cell office:value-type="string">
            <text:p>What do you have in your closet?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llection</text:p>
          </table:table-cell>
          <table:table-cell table:style-name="Default" office:value-type="string">
            <text:p>col-lec-tion</text:p>
          </table:table-cell>
          <table:table-cell office:value-type="string">
            <text:p>many things that are similar you keep for fun</text:p>
          </table:table-cell>
          <table:table-cell office:value-type="string">
            <text:p>His card collection is very large.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lid</text:p>
          </table:table-cell>
          <table:table-cell office:value-type="string">
            <text:p>the top of a bucket</text:p>
          </table:table-cell>
          <table:table-cell office:value-type="string">
            <text:p>Can you find the lid for this jar?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vacation</text:p>
          </table:table-cell>
          <table:table-cell office:value-type="string">
            <text:p>va-ca-tion</text:p>
          </table:table-cell>
          <table:table-cell office:value-type="string">
            <text:p>when you go somewhere fun for a few days</text:p>
          </table:table-cell>
          <table:table-cell office:value-type="string">
            <text:p>Where will you go for your vacation?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trip</text:p>
          </table:table-cell>
          <table:table-cell office:value-type="string">
            <text:p>to go somewhere else and come back after some time</text:p>
          </table:table-cell>
          <table:table-cell office:value-type="string">
            <text:p>My family will take a trip to Japan.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choose</text:p>
          </table:table-cell>
          <table:table-cell office:value-type="string">
            <text:p>to pick one</text:p>
          </table:table-cell>
          <table:table-cell office:value-type="string">
            <text:p>Choose the right answer!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ubway</text:p>
          </table:table-cell>
          <table:table-cell office:value-type="string">
            <text:p>sub-way</text:p>
          </table:table-cell>
          <table:table-cell office:value-type="string">
            <text:p>a train that goes underground, MRT</text:p>
          </table:table-cell>
          <table:table-cell office:value-type="string">
            <text:p>We can ride the subway to the library.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blanket</text:p>
          </table:table-cell>
          <table:table-cell office:value-type="string">
            <text:p>blank-et</text:p>
          </table:table-cell>
          <table:table-cell office:value-type="string">
            <text:p>a cloth on your bed that keeps you warm</text:p>
          </table:table-cell>
          <table:table-cell office:value-type="string">
            <text:p>I will use a blanket to stay warm.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string">
            <text:p>fresh</text:p>
          </table:table-cell>
          <table:table-cell office:value-type="string">
            <text:p>new and good to eat or good to use</text:p>
          </table:table-cell>
          <table:table-cell office:value-type="string">
            <text:p>Do you have any fresh fruit?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pecial</text:p>
          </table:table-cell>
          <table:table-cell office:value-type="string">
            <text:p>spe-cial</text:p>
          </table:table-cell>
          <table:table-cell office:value-type="string">
            <text:p>the only one, hard to find others</text:p>
          </table:table-cell>
          <table:table-cell office:value-type="string">
            <text:p>This ring is very special to me.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string">
            <text:p>straw</text:p>
          </table:table-cell>
          <table:table-cell office:value-type="string">
            <text:p>a long stick you can drink from</text:p>
          </table:table-cell>
          <table:table-cell office:value-type="string">
            <text:p>The boys use straws to drink milk.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basket</text:p>
          </table:table-cell>
          <table:table-cell office:value-type="string">
            <text:p>bask-et</text:p>
          </table:table-cell>
          <table:table-cell office:value-type="string">
            <text:p>a hard bag for carrying things</text:p>
          </table:table-cell>
          <table:table-cell office:value-type="string">
            <text:p>She carries a basket of bread.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arket</text:p>
          </table:table-cell>
          <table:table-cell office:value-type="string">
            <text:p>mark-et</text:p>
          </table:table-cell>
          <table:table-cell office:value-type="string">
            <text:p>a place where you can buy a lot of different things</text:p>
          </table:table-cell>
          <table:table-cell office:value-type="string">
            <text:p>Do you like to shop at the night market?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case (situation)</text:p>
          </table:table-cell>
          <table:table-cell office:value-type="string">
            <text:p>case</text:p>
          </table:table-cell>
          <table:table-cell office:value-type="string">
            <text:p>something you have to do, something you are doing</text:p>
          </table:table-cell>
          <table:table-cell office:value-type="string">
            <text:p>We should bring a coat in case it is cold.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rack</text:p>
          </table:table-cell>
          <table:table-cell office:value-type="string">
            <text:p>a basket that is hanging on a wall or on legs</text:p>
          </table:table-cell>
          <table:table-cell office:value-type="string">
            <text:p>Please put your shoes on the shoe rack.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crumb</text:p>
          </table:table-cell>
          <table:table-cell office:value-type="string">
            <text:p>a small piece of bread or cookies</text:p>
          </table:table-cell>
          <table:table-cell office:value-type="string">
            <text:p>The mice eat crumbs from the bread.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rug</text:p>
          </table:table-cell>
          <table:table-cell office:value-type="string">
            <text:p>a cloth that covers the floor</text:p>
          </table:table-cell>
          <table:table-cell office:value-type="string">
            <text:p>Do you have a rug on your floor?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smooth</text:p>
          </table:table-cell>
          <table:table-cell office:value-type="string">
            <text:p>no hills or bumps, good to feel</text:p>
          </table:table-cell>
          <table:table-cell office:value-type="string">
            <text:p>The new road is smooth and nice to drive on.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count</text:p>
          </table:table-cell>
          <table:table-cell office:value-type="string">
            <text:p>to try to see how many things there are</text:p>
          </table:table-cell>
          <table:table-cell office:value-type="string">
            <text:p>How high can you count?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sort</text:p>
          </table:table-cell>
          <table:table-cell office:value-type="string">
            <text:p>to organize or clean by putting things with other similar things</text:p>
          </table:table-cell>
          <table:table-cell office:value-type="string">
            <text:p>She sorts her pencil case every day.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size</text:p>
          </table:table-cell>
          <table:table-cell office:value-type="string">
            <text:p>how big or small</text:p>
          </table:table-cell>
          <table:table-cell office:value-type="string">
            <text:p>What size drink would you like?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shape</text:p>
          </table:table-cell>
          <table:table-cell office:value-type="string">
            <text:p>what something looks like, circle square triangle...</text:p>
          </table:table-cell>
          <table:table-cell office:value-type="string">
            <text:p>His book is shaped like a circle.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ocket</text:p>
          </table:table-cell>
          <table:table-cell office:value-type="string">
            <text:p>pock-et</text:p>
          </table:table-cell>
          <table:table-cell office:value-type="string">
            <text:p>A little bag on your clothes</text:p>
          </table:table-cell>
          <table:table-cell office:value-type="string">
            <text:p>What do you like to keep in your pockets?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kind (n)</text:p>
          </table:table-cell>
          <table:table-cell office:value-type="string">
            <text:p>kind</text:p>
          </table:table-cell>
          <table:table-cell office:value-type="string">
            <text:p>type, one way</text:p>
          </table:table-cell>
          <table:table-cell office:value-type="string">
            <text:p>What kind of ice cream is your favorite?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string">
            <text:p>coin</text:p>
          </table:table-cell>
          <table:table-cell office:value-type="string">
            <text:p>small circles that can be used as money</text:p>
          </table:table-cell>
          <table:table-cell office:value-type="string">
            <text:p>He carries a bag full of coins.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button</text:p>
          </table:table-cell>
          <table:table-cell office:value-type="string">
            <text:p>but-ton</text:p>
          </table:table-cell>
          <table:table-cell office:value-type="string">
            <text:p>something you can push to make something else change</text:p>
          </table:table-cell>
          <table:table-cell office:value-type="string">
            <text:p>One of the buttons on my coat broke.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zipper</text:p>
          </table:table-cell>
          <table:table-cell office:value-type="string">
            <text:p>zip-per</text:p>
          </table:table-cell>
          <table:table-cell office:value-type="string">
            <text:p>a way to close clothes by using many metal teeth and a small machine</text:p>
          </table:table-cell>
          <table:table-cell office:value-type="string">
            <text:p>This bag uses a zipper to close.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invite</text:p>
          </table:table-cell>
          <table:table-cell office:value-type="string">
            <text:p>in-vite</text:p>
          </table:table-cell>
          <table:table-cell office:value-type="string">
            <text:p>to ask someone to come with you</text:p>
          </table:table-cell>
          <table:table-cell office:value-type="string">
            <text:p>You are invited to my birthday party!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string">
            <text:p>each</text:p>
          </table:table-cell>
          <table:table-cell office:value-type="string">
            <text:p>every</text:p>
          </table:table-cell>
          <table:table-cell office:value-type="string">
            <text:p>Each student must write their own homework.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string">
            <text:p>pour</text:p>
          </table:table-cell>
          <table:table-cell office:value-type="string">
            <text:p>to drop water out of a bowl or cup</text:p>
          </table:table-cell>
          <table:table-cell office:value-type="string">
            <text:p>Can you please pour me a bowl of soup?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racker</text:p>
          </table:table-cell>
          <table:table-cell office:value-type="string">
            <text:p>crack-er</text:p>
          </table:table-cell>
          <table:table-cell office:value-type="string">
            <text:p>a flat and dry cake</text:p>
          </table:table-cell>
          <table:table-cell office:value-type="string">
            <text:p>Do you have any crackers to go with this tea?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string">
            <text:p>cube</text:p>
          </table:table-cell>
          <table:table-cell office:value-type="string">
            <text:p>a square in 3D</text:p>
          </table:table-cell>
          <table:table-cell office:value-type="string">
            <text:p>The horse eats a sugar cube.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character</text:p>
          </table:table-cell>
          <table:table-cell office:value-type="string">
            <text:p>char-act-er</text:p>
          </table:table-cell>
          <table:table-cell office:value-type="string">
            <text:p>a person in a story</text:p>
          </table:table-cell>
          <table:table-cell office:value-type="string">
            <text:p>Who is the main character in this story?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partment</text:p>
          </table:table-cell>
          <table:table-cell office:value-type="string">
            <text:p>a-part-ment</text:p>
          </table:table-cell>
          <table:table-cell office:value-type="string">
            <text:p>a place where you can live in a building</text:p>
          </table:table-cell>
          <table:table-cell office:value-type="string">
            <text:p>How many rooms are in your apartment?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string">
            <text:p>wet</text:p>
          </table:table-cell>
          <table:table-cell office:value-type="string">
            <text:p>having water</text:p>
          </table:table-cell>
          <table:table-cell office:value-type="string">
            <text:p>Be careful on the wet stairs!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lone</text:p>
          </table:table-cell>
          <table:table-cell office:value-type="string">
            <text:p>a-lone</text:p>
          </table:table-cell>
          <table:table-cell office:value-type="string">
            <text:p>one person, no friends</text:p>
          </table:table-cell>
          <table:table-cell office:value-type="string">
            <text:p>The sad puppy is all alone.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string">
            <text:p>hug</text:p>
          </table:table-cell>
          <table:table-cell office:value-type="string">
            <text:p>to put your arms around someone you like</text:p>
          </table:table-cell>
          <table:table-cell office:value-type="string">
            <text:p>She hugs her mom when she gets home.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ighbor</text:p>
          </table:table-cell>
          <table:table-cell office:value-type="string">
            <text:p>neigh-bor</text:p>
          </table:table-cell>
          <table:table-cell office:value-type="string">
            <text:p>a person who lives near you</text:p>
          </table:table-cell>
          <table:table-cell office:value-type="string">
            <text:p>My neighbors are very noisy.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rodent</text:p>
          </table:table-cell>
          <table:table-cell office:value-type="string">
            <text:p>ro-dent</text:p>
          </table:table-cell>
          <table:table-cell office:value-type="string">
            <text:p>a small furry animal</text:p>
          </table:table-cell>
          <table:table-cell office:value-type="string">
            <text:p>What is your favorite rodent?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string">
            <text:p>paw</text:p>
          </table:table-cell>
          <table:table-cell office:value-type="string">
            <text:p>a furry animal's hand</text:p>
          </table:table-cell>
          <table:table-cell office:value-type="string">
            <text:p>The cat licks its paws every day.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underground</text:p>
          </table:table-cell>
          <table:table-cell office:value-type="string">
            <text:p>un-der-ground</text:p>
          </table:table-cell>
          <table:table-cell office:value-type="string">
            <text:p>under the ground, under the floor</text:p>
          </table:table-cell>
          <table:table-cell office:value-type="string">
            <text:p>The train goes underground when it gets to the city.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kinny</text:p>
          </table:table-cell>
          <table:table-cell office:value-type="string">
            <text:p>skin-ny</text:p>
          </table:table-cell>
          <table:table-cell office:value-type="string">
            <text:p>small, thin, not fat</text:p>
          </table:table-cell>
          <table:table-cell office:value-type="string">
            <text:p>Don't you think that dog looks a bit too skinny?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body</text:p>
          </table:table-cell>
          <table:table-cell office:value-type="string">
            <text:p>bod-y</text:p>
          </table:table-cell>
          <table:table-cell office:value-type="string">
            <text:p>a part of a person with a heart and bones inside</text:p>
          </table:table-cell>
          <table:table-cell office:value-type="string">
            <text:p>Monkeys have hair all over their bodies.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usual</text:p>
          </table:table-cell>
          <table:table-cell office:value-type="string">
            <text:p>u-su-al</text:p>
          </table:table-cell>
          <table:table-cell office:value-type="string">
            <text:p>normal, not crazy</text:p>
          </table:table-cell>
          <table:table-cell office:value-type="string">
            <text:p>It is unusual for it to rain in the desert.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ibble</text:p>
          </table:table-cell>
          <table:table-cell office:value-type="string">
            <text:p>nib-ble</text:p>
          </table:table-cell>
          <table:table-cell office:value-type="string">
            <text:p>to eat a little bit</text:p>
          </table:table-cell>
          <table:table-cell office:value-type="string">
            <text:p>The mouse nibbles at the cheese.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chase</text:p>
          </table:table-cell>
          <table:table-cell office:value-type="string">
            <text:p>to run after and try to catch</text:p>
          </table:table-cell>
          <table:table-cell office:value-type="string">
            <text:p>Why do dogs like to chase cars?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string</text:p>
          </table:table-cell>
          <table:table-cell office:value-type="string">
            <text:p>a small rope</text:p>
          </table:table-cell>
          <table:table-cell office:value-type="string">
            <text:p>I see a string hanging from your shirt.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forever</text:p>
          </table:table-cell>
          <table:table-cell office:value-type="string">
            <text:p>for-ev-er</text:p>
          </table:table-cell>
          <table:table-cell office:value-type="string">
            <text:p>never ending, never stopping</text:p>
          </table:table-cell>
          <table:table-cell office:value-type="string">
            <text:p>Do you want to live forever?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string">
            <text:p>band</text:p>
          </table:table-cell>
          <table:table-cell office:value-type="string">
            <text:p>many people playing music together</text:p>
          </table:table-cell>
          <table:table-cell office:value-type="string">
            <text:p>The band is playing on the stage.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string">
            <text:p>tube</text:p>
          </table:table-cell>
          <table:table-cell office:value-type="string">
            <text:p>a rope with a hole through it from end to end</text:p>
          </table:table-cell>
          <table:table-cell office:value-type="string">
            <text:p>The water moves through the tube.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tick (n)</text:p>
          </table:table-cell>
          <table:table-cell office:value-type="string">
            <text:p>stick</text:p>
          </table:table-cell>
          <table:table-cell office:value-type="string">
            <text:p>a long wooden part of a plant</text:p>
          </table:table-cell>
          <table:table-cell office:value-type="string">
            <text:p>The sticks fall from the tree on the windy day.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string">
            <text:p>pluck</text:p>
          </table:table-cell>
          <table:table-cell office:value-type="string">
            <text:p>to pull a string and let go</text:p>
          </table:table-cell>
          <table:table-cell office:value-type="string">
            <text:p>She plucks the strings on the guitar.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triangle</text:p>
          </table:table-cell>
          <table:table-cell office:value-type="string">
            <text:p>tri-ang-le</text:p>
          </table:table-cell>
          <table:table-cell office:value-type="string">
            <text:p>an instrument that you hit with 3 sides</text:p>
          </table:table-cell>
          <table:table-cell office:value-type="string">
            <text:p>What kind of sound does a triangle make?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forest</text:p>
          </table:table-cell>
          <table:table-cell office:value-type="string">
            <text:p>for-est</text:p>
          </table:table-cell>
          <table:table-cell office:value-type="string">
            <text:p>a place with many trees</text:p>
          </table:table-cell>
          <table:table-cell office:value-type="string">
            <text:p>What kinds of animals live in the forest?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string">
            <text:p>bright</text:p>
          </table:table-cell>
          <table:table-cell office:value-type="string">
            <text:p>to have a lot of light</text:p>
          </table:table-cell>
          <table:table-cell office:value-type="string">
            <text:p>It was a bright and sunny day.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string">
            <text:p>thick</text:p>
          </table:table-cell>
          <table:table-cell office:value-type="string">
            <text:p>not thin</text:p>
          </table:table-cell>
          <table:table-cell office:value-type="string">
            <text:p>The truck has thick tires.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string">
            <text:p>pond</text:p>
          </table:table-cell>
          <table:table-cell office:value-type="string">
            <text:p>a small lake</text:p>
          </table:table-cell>
          <table:table-cell office:value-type="string">
            <text:p>Turtles and frogs swim in the pond.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string">
            <text:p>splash</text:p>
          </table:table-cell>
          <table:table-cell office:value-type="string">
            <text:p>to throw water into the air after hitting</text:p>
          </table:table-cell>
          <table:table-cell office:value-type="string">
            <text:p>Please don't splash me when you jump in the pool!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recess</text:p>
          </table:table-cell>
          <table:table-cell office:value-type="string">
            <text:p>re-cess</text:p>
          </table:table-cell>
          <table:table-cell office:value-type="string">
            <text:p>a break from class where you can go outside to play</text:p>
          </table:table-cell>
          <table:table-cell office:value-type="string">
            <text:p>Do you want to play basketball during recess?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layground</text:p>
          </table:table-cell>
          <table:table-cell office:value-type="string">
            <text:p>play-ground</text:p>
          </table:table-cell>
          <table:table-cell office:value-type="string">
            <text:p>a place outside where kids can play</text:p>
          </table:table-cell>
          <table:table-cell office:value-type="string">
            <text:p>The kids play on the playground.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in a row</text:p>
          </table:table-cell>
          <table:table-cell office:value-type="string">
            <text:p>in-a-row</text:p>
          </table:table-cell>
          <table:table-cell office:value-type="string">
            <text:p>all next to each other</text:p>
          </table:table-cell>
          <table:table-cell office:value-type="string">
            <text:p>He puts his cards in a row on his bed.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string">
            <text:p>bar</text:p>
          </table:table-cell>
          <table:table-cell office:value-type="string">
            <text:p>a metal stick</text:p>
          </table:table-cell>
          <table:table-cell office:value-type="string">
            <text:p>Don't climb too high on the bars!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string">
            <text:p>climb</text:p>
          </table:table-cell>
          <table:table-cell office:value-type="string">
            <text:p>to move yourself up</text:p>
          </table:table-cell>
          <table:table-cell office:value-type="string">
            <text:p>Do you want to climb a mountain?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actually</text:p>
          </table:table-cell>
          <table:table-cell office:value-type="string">
            <text:p>act-u-al-ly</text:p>
          </table:table-cell>
          <table:table-cell office:value-type="string">
            <text:p>really</text:p>
          </table:table-cell>
          <table:table-cell office:value-type="string">
            <text:p>He is actually from Kaosiung.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unique</text:p>
          </table:table-cell>
          <table:table-cell office:value-type="string">
            <text:p>u-nique</text:p>
          </table:table-cell>
          <table:table-cell office:value-type="string">
            <text:p>different, special</text:p>
          </table:table-cell>
          <table:table-cell office:value-type="string">
            <text:p>That car is a unique color.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ammal</text:p>
          </table:table-cell>
          <table:table-cell office:value-type="string">
            <text:p>mam-mal</text:p>
          </table:table-cell>
          <table:table-cell office:value-type="string">
            <text:p>an animal with hair and warm blood</text:p>
          </table:table-cell>
          <table:table-cell office:value-type="string">
            <text:p>How many mammals can you name?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string">
            <text:p>breathe</text:p>
          </table:table-cell>
          <table:table-cell office:value-type="string">
            <text:p>to take air inside your body</text:p>
          </table:table-cell>
          <table:table-cell office:value-type="string">
            <text:p>Can any animals breathe under water?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string">
            <text:p>lung</text:p>
          </table:table-cell>
          <table:table-cell office:value-type="string">
            <text:p>the part of your body that uses air</text:p>
          </table:table-cell>
          <table:table-cell office:value-type="string">
            <text:p>Be careful not to get any of the bad air in your lungs.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string">
            <text:p>cave</text:p>
          </table:table-cell>
          <table:table-cell office:value-type="string">
            <text:p>a hole in a mountain</text:p>
          </table:table-cell>
          <table:table-cell office:value-type="string">
            <text:p>The bats fly out of the cave.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urprise</text:p>
          </table:table-cell>
          <table:table-cell office:value-type="string">
            <text:p>sur-prise</text:p>
          </table:table-cell>
          <table:table-cell office:value-type="string">
            <text:p>to do something unexpected/crazy</text:p>
          </table:table-cell>
          <table:table-cell office:value-type="string">
            <text:p>We will have a surprise party for our friend!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et up</text:p>
          </table:table-cell>
          <table:table-cell office:value-type="string">
            <text:p>set-up</text:p>
          </table:table-cell>
          <table:table-cell office:value-type="string">
            <text:p>to get ready</text:p>
          </table:table-cell>
          <table:table-cell office:value-type="string">
            <text:p>We need to set up the desks for class.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frosting</text:p>
          </table:table-cell>
          <table:table-cell office:value-type="string">
            <text:p>frost-ing</text:p>
          </table:table-cell>
          <table:table-cell office:value-type="string">
            <text:p>sugar on top of a cake</text:p>
          </table:table-cell>
          <table:table-cell office:value-type="string">
            <text:p>Do you like frosting on your cake?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string">
            <text:p>bench</text:p>
          </table:table-cell>
          <table:table-cell office:value-type="string">
            <text:p>a long chair for two people</text:p>
          </table:table-cell>
          <table:table-cell office:value-type="string">
            <text:p>The friends sit on the bench.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tie (v)</text:p>
          </table:table-cell>
          <table:table-cell office:value-type="string">
            <text:p>tie</text:p>
          </table:table-cell>
          <table:table-cell office:value-type="string">
            <text:p>to put two strings together with a knot</text:p>
          </table:table-cell>
          <table:table-cell office:value-type="string">
            <text:p>You need to tie your shoes!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napkin</text:p>
          </table:table-cell>
          <table:table-cell office:value-type="string">
            <text:p>nap-kin</text:p>
          </table:table-cell>
          <table:table-cell office:value-type="string">
            <text:p>a tissue for cleaning up during eating</text:p>
          </table:table-cell>
          <table:table-cell office:value-type="string">
            <text:p>She cleans her hands with a napkin.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etting</text:p>
          </table:table-cell>
          <table:table-cell office:value-type="string">
            <text:p>set-ting</text:p>
          </table:table-cell>
          <table:table-cell office:value-type="string">
            <text:p>where the people are in a story</text:p>
          </table:table-cell>
          <table:table-cell office:value-type="string">
            <text:p>What is the setrting of the story?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string">
            <text:p>scare</text:p>
          </table:table-cell>
          <table:table-cell office:value-type="string">
            <text:p>to make someone feel scared</text:p>
          </table:table-cell>
          <table:table-cell office:value-type="string">
            <text:p>I think this movie might scare the kids.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string">
            <text:p>liver</text:p>
          </table:table-cell>
          <table:table-cell office:value-type="string">
            <text:p>a part of the body near the stomach that helps clean the body</text:p>
          </table:table-cell>
          <table:table-cell office:value-type="string">
            <text:p>The doctors gave her a new liver.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string">
            <text:p>crack</text:p>
          </table:table-cell>
          <table:table-cell office:value-type="string">
            <text:p>to start to break</text:p>
          </table:table-cell>
          <table:table-cell office:value-type="string">
            <text:p>The shaking egg started to crack!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string">
            <text:p>pet</text:p>
          </table:table-cell>
          <table:table-cell office:value-type="string">
            <text:p>to have an animal live in your house</text:p>
          </table:table-cell>
          <table:table-cell office:value-type="string">
            <text:p>Do you have a pet at home?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detail</text:p>
          </table:table-cell>
          <table:table-cell office:value-type="string">
            <text:p>de-tail</text:p>
          </table:table-cell>
          <table:table-cell office:value-type="string">
            <text:p>a small way that something is different</text:p>
          </table:table-cell>
          <table:table-cell office:value-type="string">
            <text:p>Can you tell me three details from the story?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back and forth</text:p>
          </table:table-cell>
          <table:table-cell office:value-type="string">
            <text:p>back-and-forth</text:p>
          </table:table-cell>
          <table:table-cell office:value-type="string">
            <text:p>to go one way and then the other way</text:p>
          </table:table-cell>
          <table:table-cell office:value-type="string">
            <text:p>The kids go back and forth on the swings.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string">
            <text:p>arm</text:p>
          </table:table-cell>
          <table:table-cell office:value-type="string">
            <text:p>a part of your body that your hand is attached to</text:p>
          </table:table-cell>
          <table:table-cell office:value-type="string">
            <text:p>Did you hurt your arm playing baseball?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string">
            <text:p>branch</text:p>
          </table:table-cell>
          <table:table-cell office:value-type="string">
            <text:p>a tree's arm</text:p>
          </table:table-cell>
          <table:table-cell office:value-type="string">
            <text:p>The monkeys climb on the tree branches.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string">
            <text:p>clap</text:p>
          </table:table-cell>
          <table:table-cell office:value-type="string">
            <text:p>to hit your hands together to make a sound</text:p>
          </table:table-cell>
          <table:table-cell office:value-type="string">
            <text:p>Please clap your hands for the winner!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rub</text:p>
          </table:table-cell>
          <table:table-cell office:value-type="string">
            <text:p>to move your hand on and push something</text:p>
          </table:table-cell>
          <table:table-cell office:value-type="string">
            <text:p>Don't rub your eyes with your hands!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hard</text:p>
          </table:table-cell>
          <table:table-cell office:value-type="string">
            <text:p>not soft</text:p>
          </table:table-cell>
          <table:table-cell office:value-type="string">
            <text:p>She hits her head on the hard desk.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shake</text:p>
          </table:table-cell>
          <table:table-cell office:value-type="string">
            <text:p>to move side to side quickly</text:p>
          </table:table-cell>
          <table:table-cell office:value-type="string">
            <text:p>The cat shakes the mouse with its teeth.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wish</text:p>
          </table:table-cell>
          <table:table-cell office:value-type="string">
            <text:p>to ask for something impossible</text:p>
          </table:table-cell>
          <table:table-cell office:value-type="string">
            <text:p>The children throw coins into the water and make wishes.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crown</text:p>
          </table:table-cell>
          <table:table-cell office:value-type="string">
            <text:p>a king or queen's hat</text:p>
          </table:table-cell>
          <table:table-cell office:value-type="string">
            <text:p>How many jewels are in the gold crown?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fit</text:p>
          </table:table-cell>
          <table:table-cell office:value-type="string">
            <text:p>to be able to put something inside, not too big or too small</text:p>
          </table:table-cell>
          <table:table-cell office:value-type="string">
            <text:p>We can get the shoes in a new size if they don't fit.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lift</text:p>
          </table:table-cell>
          <table:table-cell office:value-type="string">
            <text:p>to pick up, to move up</text:p>
          </table:table-cell>
          <table:table-cell office:value-type="string">
            <text:p>Can you lift a car?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stuck</text:p>
          </table:table-cell>
          <table:table-cell office:value-type="string">
            <text:p>can't move</text:p>
          </table:table-cell>
          <table:table-cell office:value-type="string">
            <text:p>The cat is stuck in a tree!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few</text:p>
          </table:table-cell>
          <table:table-cell office:value-type="string">
            <text:p>not many, two</text:p>
          </table:table-cell>
          <table:table-cell office:value-type="string">
            <text:p>A few of my friends can speak Japanese.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push</text:p>
          </table:table-cell>
          <table:table-cell office:value-type="string">
            <text:p>to move away from you with your hand</text:p>
          </table:table-cell>
          <table:table-cell office:value-type="string">
            <text:p>The kkids push each other when they are angry.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genie</text:p>
          </table:table-cell>
          <table:table-cell office:value-type="string">
            <text:p>ge-nie</text:p>
          </table:table-cell>
          <table:table-cell office:value-type="string">
            <text:p>a magical person who can make wishes come true</text:p>
          </table:table-cell>
          <table:table-cell office:value-type="string">
            <text:p>The genie comes out of the bottle!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string">
            <text:p>turn</text:p>
          </table:table-cell>
          <table:table-cell office:value-type="string">
            <text:p>to not go straight, go left or right</text:p>
          </table:table-cell>
          <table:table-cell office:value-type="string">
            <text:p>First, you need to turn left.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string">
            <text:p>vase</text:p>
          </table:table-cell>
          <table:table-cell office:value-type="string">
            <text:p>a cup to hold flowers</text:p>
          </table:table-cell>
          <table:table-cell office:value-type="string">
            <text:p>She puts the flowers in a vase.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string">
            <text:p>find</text:p>
          </table:table-cell>
          <table:table-cell office:value-type="string">
            <text:p>to see something you were looking for</text:p>
          </table:table-cell>
          <table:table-cell office:value-type="string">
            <text:p>Did you find your missing homework?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bottle</text:p>
          </table:table-cell>
          <table:table-cell office:value-type="string">
            <text:p>bot-tle</text:p>
          </table:table-cell>
          <table:table-cell office:value-type="string">
            <text:p>a cup with a small top</text:p>
          </table:table-cell>
          <table:table-cell office:value-type="string">
            <text:p>There were broken bottles on the ground.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beginning</text:p>
          </table:table-cell>
          <table:table-cell office:value-type="string">
            <text:p>be-gin-ning</text:p>
          </table:table-cell>
          <table:table-cell office:value-type="string">
            <text:p>the starting</text:p>
          </table:table-cell>
          <table:table-cell office:value-type="string">
            <text:p>The student cuts to the beginning of the line.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string">
            <text:p>sand</text:p>
          </table:table-cell>
          <table:table-cell office:value-type="string">
            <text:p>very tiny rocks on a beach or in a desert</text:p>
          </table:table-cell>
          <table:table-cell office:value-type="string">
            <text:p>There is so much sand in my shoes!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string">
            <text:p>build</text:p>
          </table:table-cell>
          <table:table-cell office:value-type="string">
            <text:p>to make something</text:p>
          </table:table-cell>
          <table:table-cell office:value-type="string">
            <text:p>Did you build this all by yourself?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eashell</text:p>
          </table:table-cell>
          <table:table-cell office:value-type="string">
            <text:p>sea-shell</text:p>
          </table:table-cell>
          <table:table-cell office:value-type="string">
            <text:p>the hard outside of some ocean animals</text:p>
          </table:table-cell>
          <table:table-cell office:value-type="string">
            <text:p>We like to collect seashells on the beach.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wave (n)</text:p>
          </table:table-cell>
          <table:table-cell office:value-type="string">
            <text:p>wave</text:p>
          </table:table-cell>
          <table:table-cell office:value-type="string">
            <text:p>moving water</text:p>
          </table:table-cell>
          <table:table-cell office:value-type="string">
            <text:p>A huge wave is coming!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free</text:p>
          </table:table-cell>
          <table:table-cell office:value-type="string">
            <text:p>don't need monmey to buy</text:p>
          </table:table-cell>
          <table:table-cell office:value-type="string">
            <text:p>Can I have this car for free?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feed</text:p>
          </table:table-cell>
          <table:table-cell office:value-type="string">
            <text:p>to give food</text:p>
          </table:table-cell>
          <table:table-cell office:value-type="string">
            <text:p>Remember to feed your pets every day!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busy</text:p>
          </table:table-cell>
          <table:table-cell office:value-type="string">
            <text:p>bus-y</text:p>
          </table:table-cell>
          <table:table-cell office:value-type="string">
            <text:p>no time to do other things</text:p>
          </table:table-cell>
          <table:table-cell office:value-type="string">
            <text:p>Are you too busy to meet later?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believe</text:p>
          </table:table-cell>
          <table:table-cell office:value-type="string">
            <text:p>be-lieve</text:p>
          </table:table-cell>
          <table:table-cell office:value-type="string">
            <text:p>to think something is real without really knowing</text:p>
          </table:table-cell>
          <table:table-cell office:value-type="string">
            <text:p>I believe he is telling the truth.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jar</text:p>
          </table:table-cell>
          <table:table-cell office:value-type="string">
            <text:p>a bottle with a wide opening on top</text:p>
          </table:table-cell>
          <table:table-cell office:value-type="string">
            <text:p>She puts some sand in the jar.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middle</text:p>
          </table:table-cell>
          <table:table-cell office:value-type="string">
            <text:p>mid-dle</text:p>
          </table:table-cell>
          <table:table-cell office:value-type="string">
            <text:p>Between the top/bottom or left/right</text:p>
          </table:table-cell>
          <table:table-cell office:value-type="string">
            <text:p>He has to leave in the middle of class.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feather</text:p>
          </table:table-cell>
          <table:table-cell office:value-type="string">
            <text:p>feath-er</text:p>
          </table:table-cell>
          <table:table-cell office:value-type="string">
            <text:p>a special kind of hair only on birds</text:p>
          </table:table-cell>
          <table:table-cell office:value-type="string">
            <text:p>Why are there feathers all over my car?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string">
            <text:p>dull</text:p>
          </table:table-cell>
          <table:table-cell office:value-type="string">
            <text:p>not sharp</text:p>
          </table:table-cell>
          <table:table-cell office:value-type="string">
            <text:p>My pencil is too dull, so I need to use the pencil sharpener.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string">
            <text:p>beak</text:p>
          </table:table-cell>
          <table:table-cell office:value-type="string">
            <text:p>a bird's mouth</text:p>
          </table:table-cell>
          <table:table-cell office:value-type="string">
            <text:p>Why do some birds have small beaks and others have large beaks?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ostrich</text:p>
          </table:table-cell>
          <table:table-cell office:value-type="string">
            <text:p>ost-rich</text:p>
          </table:table-cell>
          <table:table-cell office:value-type="string">
            <text:p>the largest bird that cannot fly</text:p>
          </table:table-cell>
          <table:table-cell office:value-type="string">
            <text:p>Did you know that people can ride on ostriches?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olorful</text:p>
          </table:table-cell>
          <table:table-cell office:value-type="string">
            <text:p>col-or-ful</text:p>
          </table:table-cell>
          <table:table-cell office:value-type="string">
            <text:p>to have many colors</text:p>
          </table:table-cell>
          <table:table-cell office:value-type="string">
            <text:p>The colorful flag waves in the wind.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invisible</text:p>
          </table:table-cell>
          <table:table-cell office:value-type="string">
            <text:p>in-vis-i-ble</text:p>
          </table:table-cell>
          <table:table-cell office:value-type="string">
            <text:p>can't be seen</text:p>
          </table:table-cell>
          <table:table-cell office:value-type="string">
            <text:p>This magic water can make us invisible!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trouble</text:p>
          </table:table-cell>
          <table:table-cell office:value-type="string">
            <text:p>troub-le</text:p>
          </table:table-cell>
          <table:table-cell office:value-type="string">
            <text:p>not good</text:p>
          </table:table-cell>
          <table:table-cell office:value-type="string">
            <text:p>We will get in trouble if we talk during the test.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unish</text:p>
          </table:table-cell>
          <table:table-cell office:value-type="string">
            <text:p>pun-ish</text:p>
          </table:table-cell>
          <table:table-cell office:value-type="string">
            <text:p>to hurt someone for doing a bad thing</text:p>
          </table:table-cell>
          <table:table-cell office:value-type="string">
            <text:p>My dad will punish me for taking his car.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reply</text:p>
          </table:table-cell>
          <table:table-cell office:value-type="string">
            <text:p>re-ply</text:p>
          </table:table-cell>
          <table:table-cell office:value-type="string">
            <text:p>to talk back, to answer</text:p>
          </table:table-cell>
          <table:table-cell office:value-type="string">
            <text:p>Did you reply to the important message?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string">
            <text:p>stand</text:p>
          </table:table-cell>
          <table:table-cell office:value-type="string">
            <text:p>to be on your legs</text:p>
          </table:table-cell>
          <table:table-cell office:value-type="string">
            <text:p>Please stand at the front of the class.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mud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shell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exactly</text:p>
          </table:table-cell>
          <table:table-cell office:value-type="string">
            <text:p>ex-act-ly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dive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share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hatch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farm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round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table</text:p>
          </table:table-cell>
          <table:table-cell office:value-type="string">
            <text:p>sta-ble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fluffy</text:p>
          </table:table-cell>
          <table:table-cell office:value-type="string">
            <text:p>fluf-fy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field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1">06/11/2021</text:date>, <text:time>23:1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7M55S</meta:editing-duration>
    <meta:editing-cycles>46</meta:editing-cycles>
    <meta:generator>OpenOffice/4.1.6$Win32 OpenOffice.org_project/416m1$Build-9790</meta:generator>
    <dc:date>2021-06-11T23:18:16.77</dc:date>
    <meta:document-statistic meta:table-count="3" meta:cell-count="823" meta:object-count="0"/>
    <meta:user-defined meta:name="Info 1"/>
    <meta:user-defined meta:name="Info 2"/>
    <meta:user-defined meta:name="Info 3"/>
    <meta:user-defined meta:name="Info 4"/>
  </office:meta>
</office:document-meta>
</file>